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5300000165EDF4D73333945D7A.png" manifest:media-type="image/png"/>
  <manifest:file-entry manifest:full-path="Pictures/10000201000000D5000000CC02DB2DBDBA0A1F57.png" manifest:media-type="image/png"/>
  <manifest:file-entry manifest:full-path="Pictures/1000020000000047000000401C49CF23DE4B0853.png" manifest:media-type="image/png"/>
  <manifest:file-entry manifest:full-path="Pictures/100002010000027500000244BE6265B687BC5578.png" manifest:media-type="image/png"/>
  <manifest:file-entry manifest:full-path="Pictures/100002000000013E0000013E682058FD2D0CCEB5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atin Modern Sans" svg:font-family="'Latin Moder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1" svg:font-family="'Latin Modern Sans'" style:font-family-generic="swiss" style:font-pitch="variable"/>
    <style:font-face style:name="Latin Modern Sans Demi Cond" svg:font-family="'Latin Modern Sans Demi Con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a7500" draw:textarea-horizontal-align="justify" draw:textarea-vertical-align="middle" draw:auto-grow-height="false" fo:min-height="0.099cm" fo:min-width="0cm"/>
      <style:paragraph-properties style:writing-mode="lr-tb"/>
    </style:style>
    <style:style style:name="gr2" style:family="graphic" style:parent-style-name="standard">
      <style:graphic-properties svg:stroke-color="#000000" draw:fill-color="#780373" draw:textarea-horizontal-align="justify" draw:textarea-vertical-align="middle" draw:auto-grow-height="false" fo:min-height="0.097cm" fo:min-width="0cm"/>
    </style:style>
    <style:style style:name="gr3" style:family="graphic" style:parent-style-name="standard">
      <style:graphic-properties svg:stroke-color="#000000" draw:fill-color="#ea7500" draw:textarea-horizontal-align="justify" draw:textarea-vertical-align="middle" draw:auto-grow-height="false" fo:min-height="0.099cm" fo:min-width="0cm"/>
    </style:style>
    <style:style style:name="gr4" style:family="graphic" style:parent-style-name="standard">
      <style:graphic-properties svg:stroke-color="#000000" draw:fill-color="#780373" draw:textarea-horizontal-align="justify" draw:textarea-vertical-align="middle" draw:auto-grow-height="false" fo:min-height="0.099cm" fo:min-width="0cm"/>
    </style:style>
    <style:style style:name="gr5" style:family="graphic" style:parent-style-name="standard">
      <style:graphic-properties svg:stroke-color="#000000" draw:fill-color="#ea7500" draw:textarea-horizontal-align="justify" draw:textarea-vertical-align="middle" draw:auto-grow-height="false" fo:min-height="0.097cm" fo:min-width="0cm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-color="#ea7500" draw:textarea-horizontal-align="justify" draw:textarea-vertical-align="middle" draw:auto-grow-height="false" fo:min-height="0.112cm" fo:min-width="0cm" fo:padding-top="0.108cm" fo:padding-bottom="0.108cm" fo:padding-left="0.233cm" fo:padding-right="0.233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9.5cm" fo:min-width="6.5cm"/>
    </style:style>
    <style:style style:name="gr9" style:family="graphic" style:parent-style-name="objectwithoutfill">
      <style:graphic-properties draw:stroke="solid" svg:stroke-width="0.081cm" svg:stroke-color="#000000" draw:marker-start="" draw:marker-start-width="0.321cm" draw:marker-end="Arrowheads_20_1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11.1cm"/>
    </style:style>
    <style:style style:name="gr11" style:family="graphic" style:parent-style-name="objectwithoutfill">
      <style:graphic-properties svg:stroke-width="0.081cm" svg:stroke-color="#000000" draw:marker-start-width="0.321cm" draw:marker-end="Arrowheads_20_1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draw:stroke="dash" draw:stroke-dash="Fine_20_Dashed" svg:stroke-width="0.081cm" svg:stroke-color="#808080" draw:marker-start-width="0.321cm" draw:marker-end="Arrowheads_20_1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svg:stroke-width="0.018cm" svg:stroke-color="#000000" draw:marker-start-width="0.227cm" draw:marker-end-width="0.227cm" svg:stroke-linecap="round" draw:fill="none" draw:textarea-vertical-align="middle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width="0.028cm" svg:stroke-color="#000000" draw:marker-start-width="0.242cm" draw:marker-end-width="0.242cm" draw:fill-color="#ea7500" draw:textarea-horizontal-align="justify" draw:textarea-vertical-align="middle" draw:auto-grow-height="false" fo:min-height="0.112cm" fo:min-width="0cm" fo:padding-top="0.139cm" fo:padding-bottom="0.139cm" fo:padding-left="0.264cm" fo:padding-right="0.264cm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8" style:family="graphic" style:parent-style-name="standard">
      <style:graphic-properties draw:stroke="none" svg:stroke-color="#808080" draw:fill="none" draw:fill-color="#ffffff" draw:textarea-horizontal-align="left" draw:auto-grow-height="true" draw:auto-grow-width="false" fo:min-height="1.25cm" fo:min-width="0cm"/>
      <style:paragraph-properties style:writing-mode="lr-tb"/>
    </style:style>
    <style:style style:name="gr19" style:family="graphic" style:parent-style-name="objectwithoutfill">
      <style:graphic-properties draw:stroke="solid" svg:stroke-width="0.053cm" svg:stroke-color="#000000" draw:marker-start="Arrowheads_20_2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ea7500"/>
      <style:paragraph-properties fo:text-align="center"/>
    </style:style>
    <style:style style:name="P2" style:family="paragraph">
      <loext:graphic-properties draw:fill-color="#780373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text-properties fo:font-size="32pt"/>
    </style:style>
    <style:style style:name="P9" style:family="paragraph">
      <loext:graphic-properties draw:fill="none" draw:fill-color="#ffffff"/>
      <style:text-properties style:font-name="Latin Modern Sans1" fo:font-size="32pt" style:font-size-asian="26pt" style:font-size-complex="26pt"/>
    </style:style>
    <style:style style:name="P10" style:family="paragraph">
      <style:text-properties fo:color="#808080" loext:opacity="100%" fo:font-size="32pt"/>
    </style:style>
    <style:style style:name="P11" style:family="paragraph">
      <loext:graphic-properties draw:fill="none" draw:fill-color="#ffffff"/>
      <style:text-properties fo:color="#808080" loext:opacity="100%" style:font-name="Latin Modern Sans1" fo:font-size="32pt" style:font-size-asian="26pt" style:font-size-complex="26pt"/>
    </style:style>
    <style:style style:name="P12" style:family="paragraph">
      <loext:graphic-properties draw:fill="none" draw:fill-color="#ffffff"/>
      <style:text-properties style:font-name="Latin Modern Sans1" fo:font-size="26pt" style:font-size-asian="26pt" style:font-size-complex="26pt"/>
    </style:style>
    <style:style style:name="P13" style:family="paragraph">
      <loext:graphic-properties draw:fill="none" draw:fill-color="#ffffff"/>
      <style:paragraph-properties fo:text-align="center"/>
      <style:text-properties style:font-name="Latin Modern Sans1" fo:font-size="26pt" style:font-size-asian="26pt" style:font-size-complex="26pt"/>
    </style:style>
    <style:style style:name="T1" style:family="text">
      <style:text-properties style:font-name="Latin Modern Sans1" style:font-size-asian="26pt" style:font-size-complex="26pt"/>
    </style:style>
    <style:style style:name="T2" style:family="text">
      <style:text-properties style:text-position="33% 58%" style:font-name="Latin Modern Sans1" style:font-size-asian="26pt" style:font-size-complex="26pt"/>
    </style:style>
    <style:style style:name="T3" style:family="text">
      <style:text-properties style:font-name="Latin Modern Sans" style:font-name-asian="Latin Modern Sans" style:font-size-asian="26pt" style:font-name-complex="Latin Modern Sans" style:font-size-complex="26pt"/>
    </style:style>
    <style:style style:name="T4" style:family="text">
      <style:text-properties style:text-position="-8% 58%" style:font-name="Latin Modern Sans" style:font-name-asian="Latin Modern Sans" style:font-size-asian="26pt" style:font-name-complex="Latin Modern Sans" style:font-size-complex="26pt"/>
    </style:style>
    <style:style style:name="T5" style:family="text">
      <style:text-properties style:font-name="Latin Modern Sans1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496cm" svg:height="0.493cm" svg:x="31.75cm" svg:y="4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496cm" svg:height="0.489cm" svg:x="32.254cm" svg:y="5.0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496cm" svg:height="0.493cm" svg:x="32.05cm" svg:y="5.0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496cm" svg:height="0.493cm" svg:x="32.35cm" svg:y="4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496cm" svg:height="0.489cm" svg:x="31.855cm" svg:y="4.9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496cm" svg:height="0.489cm" svg:x="32.354cm" svg:y="4.9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496cm" svg:height="0.493cm" svg:x="32.253cm" svg:y="4.5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496cm" svg:height="0.493cm" svg:x="32.054cm" svg:y="4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496cm" svg:height="0.493cm" svg:x="31.849cm" svg:y="4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496cm" svg:height="0.489cm" svg:x="32.048cm" svg:y="4.5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489cm" svg:x="31.851cm" svg:y="4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496cm" svg:height="0.489cm" svg:x="32.054cm" svg:y="4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496cm" svg:height="0.489cm" svg:x="32.252cm" svg:y="4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496cm" svg:height="0.493cm" svg:x="32.148cm" svg:y="4.9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1" draw:layer="layout" svg:width="0.496cm" svg:height="0.493cm" svg:x="34.052cm" svg:y="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96cm" svg:height="0.489cm" svg:x="34.556cm" svg:y="3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96cm" svg:height="0.493cm" svg:x="34.352cm" svg:y="3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96cm" svg:height="0.493cm" svg:x="34.652cm" svg:y="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96cm" svg:height="0.489cm" svg:x="34.157cm" svg:y="3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96cm" svg:height="0.489cm" svg:x="34.656cm" svg:y="3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96cm" svg:height="0.493cm" svg:x="34.555cm" svg:y="3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96cm" svg:height="0.493cm" svg:x="34.356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96cm" svg:height="0.493cm" svg:x="34.151cm" svg:y="3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96cm" svg:height="0.489cm" svg:x="34.35cm" svg:y="3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489cm" svg:x="34.153cm" svg:y="3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96cm" svg:height="0.489cm" svg:x="34.356cm" svg:y="3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96cm" svg:height="0.489cm" svg:x="34.554cm" svg:y="3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96cm" svg:height="0.493cm" svg:x="34.45cm" svg:y="3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5cm" svg:height="0.55cm" svg:x="34.152cm" svg:y="4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frame draw:style-name="gr7" draw:text-style-name="P3" draw:layer="layout" svg:width="16.641cm" svg:height="15.345cm" svg:x="2.397cm" svg:y="1.64cm">
              <draw:image xlink:href="Pictures/100002010000027500000244BE6265B687BC5578.png" xlink:type="simple" xlink:show="embed" xlink:actuate="onLoad" draw:mime-type="image/png">
                <text:p/>
              </draw:image>
            </draw:frame>
            <draw:custom-shape draw:style-name="gr8" draw:text-style-name="P4" draw:layer="layout" svg:width="7cm" svg:height="9.75cm" svg:x="13.1cm" svg:y="0.5cm">
              <text:p/>
              <draw:enhanced-geometry svg:viewBox="0 0 21600 21600" draw:type="rectangle" draw:enhanced-path="M 0 0 L 21600 0 21600 21600 0 21600 0 0 Z N"/>
            </draw:custom-shape>
          </draw:g>
          <draw:line draw:style-name="gr9" draw:text-style-name="P5" draw:layer="layout" svg:x1="2.4cm" svg:y1="17cm" svg:x2="22.15cm" svg:y2="16.9cm">
            <text:p/>
          </draw:line>
          <draw:custom-shape draw:style-name="gr10" draw:text-style-name="P6" draw:layer="layout" svg:width="11.6cm" svg:height="0.2cm" svg:x="2.5cm" svg:y="1.55cm">
            <text:p/>
            <draw:enhanced-geometry svg:viewBox="0 0 21600 21600" draw:type="rectangle" draw:enhanced-path="M 0 0 L 21600 0 21600 21600 0 21600 0 0 Z N"/>
          </draw:custom-shape>
          <draw:line draw:style-name="gr9" draw:text-style-name="P5" draw:layer="layout" svg:x1="2.45cm" svg:y1="17cm" svg:x2="2.45cm" svg:y2="1.5cm">
            <text:p/>
          </draw:line>
        </draw:g>
        <draw:g>
          <draw:line draw:style-name="gr11" draw:text-style-name="P5" draw:layer="layout" svg:x1="6.279cm" svg:y1="14.511cm" svg:x2="7.279cm" svg:y2="14.011cm">
            <text:p/>
          </draw:line>
          <draw:line draw:style-name="gr11" draw:text-style-name="P5" draw:layer="layout" svg:x1="8.529cm" svg:y1="12.761cm" svg:x2="9.379cm" svg:y2="11.411cm">
            <text:p/>
          </draw:line>
          <draw:line draw:style-name="gr12" draw:text-style-name="P5" draw:layer="layout" svg:x1="8.957cm" svg:y1="13.286cm" svg:x2="10.528cm" svg:y2="13.011cm">
            <text:p/>
          </draw:line>
          <draw:g>
            <draw:frame draw:style-name="gr7" draw:text-style-name="P3" draw:layer="layout" svg:width="1.529cm" svg:height="1.529cm" svg:x="4.75cm" svg:y="14.232cm">
              <draw:image xlink:href="Pictures/100002000000013E0000013E682058FD2D0CCEB5.png" xlink:type="simple" xlink:show="embed" xlink:actuate="onLoad" draw:mime-type="image/png">
                <text:p/>
              </draw:image>
            </draw:frame>
            <draw:custom-shape draw:style-name="gr13" draw:text-style-name="P7" draw:layer="layout" svg:width="0.02cm" svg:height="0.16cm" draw:transform="rotate (0.0523598775598299) translate (5.289cm 14.882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3" draw:text-style-name="P7" draw:layer="layout" svg:width="0.02cm" svg:height="0.16cm" draw:transform="rotate (0.0523598775598299) translate (5.449cm 14.883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3" draw:text-style-name="P7" draw:layer="layout" svg:width="0.02cm" svg:height="0.16cm" draw:transform="rotate (0.0523598775598299) translate (5.059cm 15.083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3" draw:text-style-name="P7" draw:layer="layout" svg:width="0.02cm" svg:height="0.16cm" draw:transform="rotate (0.0523598775598299) translate (5.06cm 15.084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3" draw:text-style-name="P7" draw:layer="layout" svg:width="0.02cm" svg:height="0.16cm" draw:transform="rotate (0.0523598775598299) translate (5.839cm 15.092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14" draw:text-style-name="P5" draw:layer="layout" svg:x1="5.339cm" svg:y1="15.171cm" svg:x2="5.439cm" svg:y2="15.171cm">
              <text:p/>
            </draw:line>
            <draw:line draw:style-name="gr14" draw:text-style-name="P5" draw:layer="layout" svg:x1="5.739cm" svg:y1="15.371cm" svg:x2="5.839cm" svg:y2="15.371cm">
              <text:p/>
            </draw:line>
            <draw:line draw:style-name="gr14" draw:text-style-name="P5" draw:layer="layout" svg:x1="4.949cm" svg:y1="15.351cm" svg:x2="5.049cm" svg:y2="15.351cm">
              <text:p/>
            </draw:line>
            <draw:line draw:style-name="gr14" draw:text-style-name="P5" draw:layer="layout" svg:x1="5.099cm" svg:y1="15.521cm" svg:x2="5.199cm" svg:y2="15.521cm">
              <text:p/>
            </draw:line>
            <draw:custom-shape draw:style-name="gr13" draw:text-style-name="P7" draw:layer="layout" svg:width="0.02cm" svg:height="0.16cm" draw:transform="rotate (0.0523598775598299) translate (4.899cm 15.085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frame draw:style-name="gr7" draw:text-style-name="P3" draw:layer="layout" svg:width="1.529cm" svg:height="1.529cm" svg:x="7.279cm" svg:y="12.761cm">
              <draw:image xlink:href="Pictures/100002000000013E0000013E682058FD2D0CCEB5.png" xlink:type="simple" xlink:show="embed" xlink:actuate="onLoad" draw:mime-type="image/png">
                <text:p/>
              </draw:image>
            </draw:frame>
            <draw:custom-shape draw:style-name="gr15" draw:text-style-name="P1" draw:layer="layout" svg:width="0.55cm" svg:height="0.55cm" svg:x="7.749cm" svg:y="13.2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text-style-name="P3" draw:layer="layout" svg:width="0.37cm" svg:height="0.33cm" svg:x="7.809cm" svg:y="13.421cm">
              <draw:image xlink:href="Pictures/1000020000000047000000401C49CF23DE4B0853.png" xlink:type="simple" xlink:show="embed" xlink:actuate="onLoad" draw:mime-type="image/png">
                <text:p/>
              </draw:image>
            </draw:frame>
            <draw:custom-shape draw:style-name="gr13" draw:text-style-name="P7" draw:layer="layout" svg:width="0.02cm" svg:height="0.16cm" draw:transform="rotate (0.0523598775598299) translate (7.429cm 13.593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3" draw:text-style-name="P7" draw:layer="layout" svg:width="0.02cm" svg:height="0.16cm" draw:transform="rotate (0.0523598775598299) translate (7.589cm 13.594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3" draw:text-style-name="P7" draw:layer="layout" svg:width="0.02cm" svg:height="0.16cm" draw:transform="rotate (0.0523598775598299) translate (8.369cm 13.595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14" draw:text-style-name="P5" draw:layer="layout" svg:x1="8.259cm" svg:y1="13.901cm" svg:x2="8.359cm" svg:y2="13.901cm">
              <text:p/>
            </draw:line>
            <draw:line draw:style-name="gr14" draw:text-style-name="P5" draw:layer="layout" svg:x1="7.479cm" svg:y1="13.881cm" svg:x2="7.579cm" svg:y2="13.881cm">
              <text:p/>
            </draw:line>
            <draw:line draw:style-name="gr14" draw:text-style-name="P5" draw:layer="layout" svg:x1="7.629cm" svg:y1="14.051cm" svg:x2="7.729cm" svg:y2="14.051cm">
              <text:p/>
            </draw:line>
          </draw:g>
          <draw:frame draw:style-name="gr7" draw:text-style-name="P3" draw:layer="layout" svg:width="0.872cm" svg:height="0.835cm" svg:x="9.157cm" svg:y="10.251cm">
            <draw:image xlink:href="Pictures/10000201000000D5000000CC02DB2DBDBA0A1F57.png" xlink:type="simple" xlink:show="embed" xlink:actuate="onLoad" draw:mime-type="image/png">
              <text:p/>
            </draw:image>
          </draw:frame>
          <draw:frame draw:style-name="gr16" draw:text-style-name="P3" draw:layer="layout" svg:width="1.051cm" svg:height="1.107cm" svg:x="10.678cm" svg:y="12.104cm">
            <draw:image xlink:href="Pictures/100002010000015300000165EDF4D73333945D7A.png" xlink:type="simple" xlink:show="embed" xlink:actuate="onLoad" draw:mime-type="image/png">
              <text:p/>
            </draw:image>
          </draw:frame>
          <draw:frame draw:style-name="gr17" draw:text-style-name="P9" draw:layer="layout" svg:width="1.242cm" svg:height="1.911cm" svg:x="9.537cm" svg:y="8.6cm">
            <draw:text-box>
              <text:p text:style-name="P8"><text:span text:style-name="T1">e</text:span><text:span text:style-name="T2">-</text:span></text:p>
            </draw:text-box>
          </draw:frame>
          <draw:frame draw:style-name="gr18" draw:text-style-name="P11" draw:layer="layout" svg:width="1.429cm" svg:height="1.911cm" svg:x="11.579cm" svg:y="11.111cm">
            <draw:text-box>
              <text:p text:style-name="P10"><text:span text:style-name="T3">ν</text:span><text:span text:style-name="T4">e</text:span></text:p>
            </draw:text-box>
          </draw:frame>
        </draw:g>
        <draw:frame draw:style-name="gr17" draw:text-style-name="P12" draw:layer="layout" svg:width="7.678cm" svg:height="1.602cm" svg:x="10.35cm" svg:y="2.5cm">
          <draw:text-box>
            <text:p><text:span text:style-name="T5">Energy continuum</text:span></text:p>
          </draw:text-box>
        </draw:frame>
        <draw:line draw:style-name="gr19" draw:text-style-name="P5" draw:layer="layout" svg:x1="18.5cm" svg:y1="16.9cm" svg:x2="18.5cm" svg:y2="12.9cm">
          <text:p/>
        </draw:line>
        <draw:frame draw:style-name="gr17" draw:text-style-name="P13" draw:layer="layout" svg:width="6.251cm" svg:height="2.953cm" svg:x="15.35cm" svg:y="9.85cm">
          <draw:text-box>
            <text:p text:style-name="P3"><text:span text:style-name="T5">Total available</text:span></text:p>
            <text:p text:style-name="P3"><text:span text:style-name="T5">energy</text:span></text:p>
          </draw:text-box>
        </draw:frame>
        <draw:frame draw:style-name="gr17" draw:text-style-name="P12" draw:layer="layout" svg:width="3.258cm" svg:height="1.602cm" draw:transform="rotate (1.5707963267949) translate (0.728cm 4.58cm)">
          <draw:text-box>
            <text:p><text:span text:style-name="T5">Counts</text:span></text:p>
          </draw:text-box>
        </draw:frame>
        <draw:frame draw:style-name="gr17" draw:text-style-name="P12" draw:layer="layout" svg:width="3.207cm" svg:height="1.602cm" svg:x="19.043cm" svg:y="16.85cm">
          <draw:text-box>
            <text:p><text:span text:style-name="T5">Energy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atin Modern Sans" svg:font-family="'Latin Moder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1" svg:font-family="'Latin Modern Sans'" style:font-family-generic="swiss" style:font-pitch="variable"/>
    <style:font-face style:name="Latin Modern Sans Demi Cond" svg:font-family="'Latin Modern Sans Demi Con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7 20 13" svg:d="M0 20l10-13 10 13z"/>
    <draw:marker draw:name="Arrowheads_20_2" draw:display-name="Arrowheads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4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1-18T09:29:23.709457342</meta:creation-date>
    <dc:date>2020-11-18T10:48:20.194329817</dc:date>
    <meta:editing-duration>PT52M26S</meta:editing-duration>
    <meta:editing-cycles>17</meta:editing-cycles>
    <meta:generator>LibreOffice/7.0.3.1$Linux_X86_64 LibreOffice_project/00$Build-1</meta:generator>
    <meta:document-statistic meta:object-count="72"/>
  </office:meta>
</office:document-meta>
</file>